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style:font-name-asian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ource_20_Text"><text:span text:style-name="T2">#前言</text:span></text:span></text:h>
      <text:p text:style-name="Text_20_body"><text:span text:style-name="Source_20_Text"><text:span text:style-name="T1"><text:s text:c="4"/>1，GRUB2全称是(GRand Unified BootLoader，Version2)第二版统一引导装载程序。它是目前流行的大部分Linux发行版本的主要引导加载程序，GRUB2是一个用于计算机寻找操作系统内核并加载其到内存的程序。</text:span></text:span></text:p>
      <text:p text:style-name="Text_20_body"><text:span text:style-name="Source_20_Text"><text:span text:style-name="T1"><text:s text:c="4"/>2，磁盘分区表格式：MBR、GPT，MBR分区表在windows操作系统下最多支持4个主分区或3个主分区+1个扩展分区（包含多个逻辑分区），GPT分区表对分区数量没有限制。</text:span></text:span></text:p>
      <text:p text:style-name="Text_20_body"><text:span text:style-name="Source_20_Text"><text:span text:style-name="T1"><text:s text:c="4"/>3，BIOS引导模式：LegacyBIOS、UEFIBIOS </text:span></text:span></text:p>
      <text:p text:style-name="Text_20_body"><text:span text:style-name="Source_20_Text"><text:span text:style-name="T1"><text:s text:c="4"/>4，两种引导+磁盘分区表组合方式：LegacyBIOS+MBR和UEFIBIOS+GPT(UEFI也可以兼容MBR硬盘)</text:span></text:span></text:p>
      <text:h text:style-name="Heading_20_2" text:outline-level="2"><text:span text:style-name="Source_20_Text"><text:span text:style-name="T2">#对windows系统来说</text:span></text:span></text:h>
      <text:h text:style-name="Heading_20_3" text:outline-level="3"><text:span text:style-name="Source_20_Text"><text:span text:style-name="T2">一. LegacyBIOS启动流程：</text:span></text:span></text:h>
      <text:p text:style-name="Text_20_body"><text:span text:style-name="Source_20_Text"><text:span text:style-name="T1"><text:s text:c="4"/>(1). LegacyBIOS--&gt;MBR--&gt;DPT(活动主分区)--&gt;pbr--&gt; Bootmgr--&gt;BCD(可以加载多个系统启动文件)--&gt;Winload.exe--&gt;内核加载--&gt;加载windows7系统</text:span></text:span></text:p>
      <text:h text:style-name="Heading_20_3" text:outline-level="3"><text:span text:style-name="Source_20_Text"><text:span text:style-name="T2">二. UEFIBIOS启动过程:</text:span></text:span></text:h>
      <text:p text:style-name="Text_20_body"><text:span text:style-name="Source_20_Text"><text:span text:style-name="T1"><text:s text:c="4"/>(1). UEFIBIOS--&gt;EFI系统分区(FAT格式的分区)--&gt;\efi\Microsoft\boot\bootmgfw.efi(启动管理器)--&gt;efi\Microsoft\BCD(系统菜单)--&gt;\Windows\system32\winload.efi(引导程序)</text:span></text:span></text:p>
      <text:h text:style-name="Heading_20_2" text:outline-level="2"><text:span text:style-name="Source_20_Text"><text:span text:style-name="T2">##对linux系统来说: </text:span></text:span></text:h>
      <text:h text:style-name="Heading_20_3" text:outline-level="3"><text:span text:style-name="Source_20_Text"><text:span text:style-name="T2">一. 按开机键，系统加电，主板通电</text:span></text:span></text:h>
      <text:h text:style-name="Heading_20_3" text:outline-level="3"><text:span text:style-name="Source_20_Text"><text:span text:style-name="T2">二. UEFI开始执行【UEFI功能比BIOS强大很多，支持命令行，有简单图形界面，也支持文件系统】</text:span></text:span></text:h>
      <text:p text:style-name="Text_20_body"><text:span text:style-name="Source_20_Text"><text:span text:style-name="T1"><text:s text:c="4"/>(1). UEFI会检测硬件，并对设备执行简单的初始化工作</text:span></text:span></text:p>
      <text:p text:style-name="Text_20_body"><text:span text:style-name="Source_20_Text"><text:span text:style-name="T1"><text:s text:c="4"/>(2). UEFI会判断启动模式，是UEFI还是Legacy【Legacy模式下，UEFI通过CSM模块支持MBR方式启动】</text:span></text:span></text:p>
      <text:p text:style-name="Text_20_body"><text:span text:style-name="Source_20_Text"><text:span text:style-name="T1"><text:s text:c="4"/>(3). 如果是UEFI模式启动，UEFI会读取硬盘分区表，查找并挂载ESP分区【 EFI System Partition，VFAT格式】</text:span></text:span></text:p>
      <text:p text:style-name="Text_20_body"><text:span text:style-name="Source_20_Text"><text:span text:style-name="T1"><text:s text:c="5"/>注: GPT分区下有特殊GUID：C12A7328-F81F-11D2-BA4B-00A0C93EC93B ;</text:span></text:span></text:p>
      <text:p text:style-name="Text_20_body"><text:soft-page-break/><text:span text:style-name="Source_20_Text"><text:span text:style-name="T1"><text:s text:c="9"/>MBR分区下有标识为 0xEF ;</text:span></text:span></text:p>
      <text:p text:style-name="Text_20_body"><text:span text:style-name="Source_20_Text"><text:span text:style-name="T1"><text:s text:c="4"/>(4). 各操作系统的引导程序按规则存放到/boot/efi目录下【可以操作文件而不需操作扇区，文件大小限制也宽松了很多】，比如Ubuntu，/boot/efi/EFI/ubuntu/grubx64.efi。</text:span></text:span></text:p>
      <text:p text:style-name="Text_20_body"><text:span text:style-name="Source_20_Text"><text:span text:style-name="T1"><text:s text:c="5"/>注: 可以先引导grub，然后引导Linux，也可以直接启动系统内核，包括Windows和Linux，但他们也都需要一个efi文件用于引导系统。</text:span></text:span></text:p>
      <text:h text:style-name="Heading_20_3" text:outline-level="3"><text:span text:style-name="Source_20_Text"><text:span text:style-name="T2">三. UEFI加载efi文件并启动</text:span></text:span></text:h>
      <text:p text:style-name="Text_20_body"><text:span text:style-name="Source_20_Text"><text:span text:style-name="T1"><text:s text:c="4"/>(1). 如果用grub(启动引导器)，EFI boot manager会加载/EFI/ubuntu/boot/grubx64.efi，移交控制权，会进入到grub2阶段【grub.cfg也在这个目录下】</text:span></text:span></text:p>
      <text:p text:style-name="Text_20_body"><text:span text:style-name="Source_20_Text"><text:span text:style-name="T1"><text:s text:c="4"/>(2). 如果用ubuntu，EFI boot manager会加载/EFI/ubuntu/boot/ubuntu.efi，移交控制权，可以直接启动linux内核【编译时打开EFI Boot Stub】</text:span></text:span></text:p>
      <text:p text:style-name="Text_20_body"><text:span text:style-name="Source_20_Text"><text:span text:style-name="T1"><text:s text:c="4"/>(3). 如果用windows，EFI boot manager会加载/EFI/Mirosoft/Boot/bootmgr.efi</text:span></text:span></text:p>
      <text:p text:style-name="Text_20_body"><text:span text:style-name="Source_20_Text"><text:span text:style-name="T1"><text:s text:c="4"/>(4). 如果采用默认启动，会使用/EFI/Boot/bootx64.ef</text:span></text:span></text:p>
      <text:h text:style-name="Heading_20_3" text:outline-level="3"><text:span text:style-name="Source_20_Text"><text:span text:style-name="T2">#UEFI启动模式下如何从u盘或移动硬盘引导</text:span></text:span></text:h>
      <text:p text:style-name="Text_20_body"><text:span text:style-name="Source_20_Text"><text:span text:style-name="T1">一. 只要u盘或移动硬盘上有一个fat32的分区，分区的根目录下有个文件夹叫EFI，UEFI就会自动去查找相应的启动文件(.efi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3T08:53:24.102916955</dc:date>
    <meta:editing-duration>PT36M50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764" meta:character-count="1566" meta:non-whitespace-character-count="1454"/>
  </office:meta>
</office:document-meta>
</file>